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4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5" style:family="paragraph" style:parent-style-name="Standard">
      <style:text-properties style:font-name="Latin Modern Roman" officeooo:rsid="0022ef6b" officeooo:paragraph-rsid="003d37ae" style:font-name-complex="Latin Modern Roman"/>
    </style:style>
    <style:style style:name="P6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7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d37ae" style:font-size-asian="12pt" style:font-name-complex="Samanata" style:font-size-complex="12pt"/>
    </style:style>
    <style:style style:name="P8" style:family="paragraph" style:parent-style-name="Quotations">
      <style:text-properties style:font-name="Samanata" officeooo:paragraph-rsid="003ee18e" style:font-name-complex="Samanata"/>
    </style:style>
    <style:style style:name="P9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0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3ddb3f" style:font-name-complex="Latin Modern Roman"/>
    </style:style>
    <style:style style:name="P11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ddb3f" style:font-name-complex="Latin Modern Roman" loext:shadow="none"/>
    </style:style>
    <style:style style:name="P12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officeooo:rsid="0026b88f" officeooo:paragraph-rsid="00365d65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ce181e" fo:font-weight="normal" officeooo:rsid="003c1217" style:font-weight-asian="normal" style:font-weight-complex="normal"/>
    </style:style>
    <style:style style:name="T6" style:family="text">
      <style:text-properties fo:color="#ce181e" officeooo:rsid="003ddb3f"/>
    </style:style>
    <style:style style:name="T7" style:family="text">
      <style:text-properties fo:color="#ce181e" officeooo:rsid="0022ef6b"/>
    </style:style>
    <style:style style:name="T8" style:family="text">
      <style:text-properties fo:color="#ce181e" fo:language="en" fo:country="US" fo:font-style="italic" style:font-style-asian="italic" style:font-style-complex="italic" loext:shadow="none"/>
    </style:style>
    <style:style style:name="T9" style:family="text">
      <style:text-properties style:font-name="Latin Modern Roman" officeooo:rsid="002585b3" style:font-name-complex="Latin Modern Roman"/>
    </style:style>
    <style:style style:name="T10" style:family="text">
      <style:text-properties officeooo:rsid="002585b3"/>
    </style:style>
    <style:style style:name="T11" style:family="text">
      <style:text-properties style:use-window-font-color="true" style:font-name="Latin Modern Roman" officeooo:rsid="002585b3" style:font-name-complex="Latin Modern Roman"/>
    </style:style>
    <style:style style:name="T12" style:family="text">
      <style:text-properties style:use-window-font-color="true" style:font-name="Samanata" officeooo:rsid="002585b3" style:font-name-complex="Samanata"/>
    </style:style>
    <style:style style:name="T13" style:family="text">
      <style:text-properties style:use-window-font-color="true" officeooo:rsid="003c1217"/>
    </style:style>
    <style:style style:name="T14" style:family="text">
      <style:text-properties style:use-window-font-color="true" fo:font-weight="normal" officeooo:rsid="003c1217" style:font-weight-asian="normal" style:font-weight-complex="normal"/>
    </style:style>
    <style:style style:name="T15" style:family="text">
      <style:text-properties style:use-window-font-color="true" fo:font-weight="normal" officeooo:rsid="003ddb3f" style:font-weight-asian="normal" style:font-weight-complex="normal"/>
    </style:style>
    <style:style style:name="T16" style:family="text">
      <style:text-properties style:use-window-font-color="true" officeooo:rsid="003d37ae"/>
    </style:style>
    <style:style style:name="T17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8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9pt" fo:font-style="normal" style:font-size-asian="9pt" style:font-style-asian="normal" style:font-size-complex="9pt" style:font-style-complex="normal"/>
    </style:style>
    <style:style style:name="T21" style:family="text">
      <style:text-properties officeooo:rsid="002fcbf2"/>
    </style:style>
    <style:style style:name="T22" style:family="text">
      <style:text-properties officeooo:rsid="002585b3" style:font-name-complex="Samanata"/>
    </style:style>
    <style:style style:name="T23" style:family="text">
      <style:text-properties officeooo:rsid="0037fa32" style:font-name-complex="Samanata"/>
    </style:style>
    <style:style style:name="T24" style:family="text">
      <style:text-properties style:font-name="Samanata" officeooo:rsid="0037fa32" style:font-name-complex="Samanata"/>
    </style:style>
    <style:style style:name="T25" style:family="text">
      <style:text-properties style:font-name="Samanata" officeooo:rsid="003d37ae" style:font-name-complex="Samanata"/>
    </style:style>
    <style:style style:name="T26" style:family="text">
      <style:text-properties officeooo:rsid="00365d65"/>
    </style:style>
    <style:style style:name="T27" style:family="text">
      <style:text-properties officeooo:rsid="0037fa32" style:font-name-complex="Latin Modern Roman"/>
    </style:style>
    <style:style style:name="T28" style:family="text">
      <style:text-properties officeooo:rsid="00386b2a"/>
    </style:style>
    <style:style style:name="T29" style:family="text">
      <style:text-properties officeooo:rsid="003c1217"/>
    </style:style>
    <style:style style:name="T30" style:family="text">
      <style:text-properties officeooo:rsid="003d37ae"/>
    </style:style>
    <style:style style:name="T31" style:family="text">
      <style:text-properties officeooo:rsid="003ddb3f"/>
    </style:style>
    <style:style style:name="T32" style:family="text">
      <style:text-properties officeooo:rsid="004072c7"/>
    </style:style>
    <style:style style:name="T33" style:family="text">
      <style:text-properties fo:language="en" fo:country="US" fo:font-style="italic" style:font-style-asian="italic" style:font-style-complex="italic" loext:shadow="none"/>
    </style:style>
    <style:style style:name="T34" style:family="text">
      <style:text-properties officeooo:rsid="004275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32">7</text:span> – Sutka <text:span text:style-name="T34">1:159</text:span></text:p>
      <text:p text:style-name="P6">पर दयावा यज्ञैः पर्थिवी रताव्र्धा मही सतुषे विदथेषु परचेतसा |</text:p>
      <text:p text:style-name="P7">देवेभिर्ये देवपुत्रे सुदंससेत्था धिया वार्याणि परभूषतः || १ ||</text:p>
      <text:p text:style-name="P6">उत मन्ये पितुरद्रुहो मनो मातुर्महि सवतवस्तद धवीमभिः |</text:p>
      <text:p text:style-name="P7">सुरेतसा पितरा भूम चक्रतुरुरु परजाया अम्र्तंवरीमभिः || २ ||</text:p>
      <text:p text:style-name="P6">ते सूनवः सवपसः सुदंससो मही जज्ञुर्मातरा पूर्वचित्तये |</text:p>
      <text:p text:style-name="P7">सथातुश्च <text:span text:style-name="T1">सत्यं</text:span> जगतश्च धर्मणि पुत्रस्य पाथः पदमद्वयाविनः || ३ ||</text:p>
      <text:p text:style-name="P6">ते मायिनो ममिरे सुप्रचेतसो जामी सयोनी मिथुना समोकसा |</text:p>
      <text:p text:style-name="P7">नव्यं-नव्यं तन्तुमा तन्वते दिवि समुद्रे अन्तः कवयः सुदीतयः || ४ ||</text:p>
      <text:p text:style-name="P6">तद राधो अद्य सवितुर्वरेण्यं वयं देवस्य परसवे मनामहे |</text:p>
      <text:p text:style-name="P7">अस्मभ्यं दयावाप्र्थिवी सुचेतुना रयिं धत्तं वसुमन्तं शतग्विनम || ५ ||</text:p>
      <text:p text:style-name="P2">Padapatha for sloka <text:span text:style-name="T31">3</text:span>:</text:p>
      <text:p text:style-name="P8">ते | सूनवः | सु-अपसः | सु-दंससः | मही इति | जज्ञुः | मातरा | पूर्व-चित्तये | स्थातुः | च | <text:span text:style-name="T7">सत्यम्</text:span> | जगतः | च | धर्मणि | पुत्रस्य | पाथः | पदम् | अद्वयाविनः</text:p>
      <text:p text:style-name="P5">Interpretation: <text:span text:style-name="T2">सत्यम् </text:span>is <text:span text:style-name="T26">here made an attribute of the words</text:span><text:span text:style-name="T11"> </text:span><text:span text:style-name="T12">स्थातुः</text:span><text:span text:style-name="T9"> (“</text:span><text:span text:style-name="T30">immobile things</text:span><text:span text:style-name="T9">”) </text:span><text:span text:style-name="T30">and </text:span><text:span text:style-name="T25">जगतः</text:span><text:span text:style-name="T30"> (“mobile things”)</text:span><text:span text:style-name="T22"> </text:span><text:span text:style-name="T23">through the phrase “</text:span><text:span text:style-name="T24">स्थातुः च </text:span><text:span text:style-name="T3">सत्यम्</text:span><text:span text:style-name="T24"> जगतः च धर्मणि</text:span><text:span text:style-name="T27">”</text:span> → “<text:span text:style-name="T29">[Heaven and Earth</text:span><text:span text:style-name="T13">] </text:span><text:span text:style-name="T16">keep [everything that] stands</text:span><text:span text:style-name="T13"> </text:span><text:span text:style-name="T16">and [everything that] moves</text:span><text:span text:style-name="T13"> </text:span><text:span text:style-name="T5">satya</text:span>”</text:p>
      <text:p text:style-name="P3">Compatibility with the ideas of :</text:p>
      <text:list xml:id="list3154447137" text:style-name="L1">
        <text:list-item>
          <text:p text:style-name="P9">Truth / real / <text:span text:style-name="T21">truthfulness</text:span> : <text:tab/><text:span text:style-name="T10">No</text:span></text:p>
        </text:list-item>
        <text:list-item>
          <text:p text:style-name="P9">Trust / Trustworthiness : <text:tab/><text:span text:style-name="T10">No</text:span></text:p>
        </text:list-item>
        <text:list-item>
          <text:p text:style-name="P10">Weight / importance / Significance : <text:tab/>Yes → “<text:span text:style-name="T29">[Heaven and Earth</text:span><text:span text:style-name="T13">] </text:span><text:span text:style-name="T16">keep [everything that] stands</text:span><text:span text:style-name="T13"> </text:span><text:span text:style-name="T16">and [everything that] moves</text:span><text:span text:style-name="T13"> </text:span><text:span text:style-name="T6">significant</text:span><text:span text:style-name="T5"> </text:span><text:span text:style-name="T14">[i.e. </text:span><text:span text:style-name="T15">not liable to be destroyed</text:span><text:span text:style-name="T14">]</text:span>”</text:p>
        </text:list-item>
      </text:list>
      <text:p text:style-name="P4">Translations:</text:p>
      <text:list xml:id="list3115178644" text:style-name="L2">
        <text:list-item>
          <text:p text:style-name="P11"><text:span text:style-name="T19">These Sons of yours well skilled in work, of wondrous power, brought forth to life the two great Mothers first of all. To keep the </text:span><text:span text:style-name="T4">truth</text:span><text:span text:style-name="T19"> of all that stands and all that moves, ye guard the station of your Son who knows no guile.</text:span><text:span text:style-name="T20"> Ralph T. H. Griffith, [1896]</text:span></text:p>
        </text:list-item>
        <text:list-item>
          <text:p text:style-name="P12"><text:span text:style-name="T17">These their sons, good artisans with wondrous powers, begot the two great ones, two mothers, to be first in their thought. You two protect what is </text:span><text:span text:style-name="T8">real </text:span><text:span text:style-name="T17">in upholding the standing and the moving; you protect the footprint of your son who is unduplicitous [=Agni?].</text:span><text:span text:style-name="T33"> </text:span><text:span text:style-name="T18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10T11:42:10.486452713</dc:date>
    <meta:editing-duration>PT1H2S</meta:editing-duration>
    <meta:editing-cycles>20</meta:editing-cycles>
    <meta:document-statistic meta:table-count="0" meta:image-count="0" meta:object-count="0" meta:page-count="1" meta:paragraph-count="21" meta:word-count="329" meta:character-count="1586" meta:non-whitespace-character-count="1279"/>
  </office:meta>
</office:document-meta>
</file>